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ho "# técnico-de-programación-software" &gt;&gt; README.md </text:p>
      <text:p text:style-name="Standard">git init </text:p>
      <text:p text:style-name="Standard">git add README.md </text:p>
      <text:p text:style-name="Standard">git commit -m "primer commit" </text:p>
      <text:p text:style-name="Standard">git branch -M main </text:p>
      <text:p text:style-name="Standard">git remote add origin https://github.com/DidierAragon/t-cnico-de-programación-software.git</text:p>
      <text:p text:style-name="Standard"><text:s/>git push -u origin ma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7:20:48.348000000</meta:creation-date>
    <dc:date>2025-05-22T17:21:18.588000000</dc:date>
    <meta:editing-duration>PT31S</meta:editing-duration>
    <meta:editing-cycles>1</meta:editing-cycles>
    <meta:document-statistic meta:table-count="0" meta:image-count="0" meta:object-count="0" meta:page-count="1" meta:paragraph-count="7" meta:word-count="29" meta:character-count="245" meta:non-whitespace-character-count="217"/>
    <meta:generator>LibreOffice/24.2.3.2$Windows_X86_64 LibreOffice_project/433d9c2ded56988e8a90e6b2e771ee4e6a5ab2ba</meta:generator>
  </office:meta>
</office:document-meta>
</file>